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4.94mm" svg:y="0.63mm">
            <draw:object draw:notify-on-update-of-ranges="Sheet1.B2:Sheet1.B23 Sheet1.D2:Sheet1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SSI</text:p>
          </table:table-cell>
          <table:table-cell/>
          <table:table-cell office:value-type="string" calcext:value-type="string">
            <text:p>Packet success</text:p>
          </table:table-cell>
          <table:table-cell office:value-type="string" calcext:value-type="string">
            <text:p>Packet loss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.A2]+100"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table:formula="of:=1-[.C2]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-88.9458" calcext:value-type="float">
            <text:p>-88.9458</text:p>
          </table:table-cell>
          <table:table-cell table:formula="of:=[.A3]+100" office:value-type="float" office:value="11.0542" calcext:value-type="float">
            <text:p>11.0542</text:p>
          </table:table-cell>
          <table:table-cell office:value-type="float" office:value="0.425" calcext:value-type="float">
            <text:p>0.425</text:p>
          </table:table-cell>
          <table:table-cell table:formula="of:=1-[.C3]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-88.329" calcext:value-type="float">
            <text:p>-88.329</text:p>
          </table:table-cell>
          <table:table-cell table:formula="of:=[.A4]+100" office:value-type="float" office:value="11.671" calcext:value-type="float">
            <text:p>11.671</text:p>
          </table:table-cell>
          <table:table-cell office:value-type="float" office:value="0.237" calcext:value-type="float">
            <text:p>0.237</text:p>
          </table:table-cell>
          <table:table-cell table:formula="of:=1-[.C4]"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-87.99" calcext:value-type="float">
            <text:p>-87.99</text:p>
          </table:table-cell>
          <table:table-cell table:formula="of:=[.A5]+100" office:value-type="float" office:value="12.01" calcext:value-type="float">
            <text:p>12.01</text:p>
          </table:table-cell>
          <table:table-cell office:value-type="float" office:value="0.315" calcext:value-type="float">
            <text:p>0.315</text:p>
          </table:table-cell>
          <table:table-cell table:formula="of:=1-[.C5]"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-87.58" calcext:value-type="float">
            <text:p>-87.58</text:p>
          </table:table-cell>
          <table:table-cell table:formula="of:=[.A6]+100" office:value-type="float" office:value="12.42" calcext:value-type="float">
            <text:p>12.42</text:p>
          </table:table-cell>
          <table:table-cell office:value-type="float" office:value="0.412" calcext:value-type="float">
            <text:p>0.412</text:p>
          </table:table-cell>
          <table:table-cell table:formula="of:=1-[.C6]"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-87.12" calcext:value-type="float">
            <text:p>-87.12</text:p>
          </table:table-cell>
          <table:table-cell table:formula="of:=[.A7]+100" office:value-type="float" office:value="12.88" calcext:value-type="float">
            <text:p>12.88</text:p>
          </table:table-cell>
          <table:table-cell office:value-type="float" office:value="0.588" calcext:value-type="float">
            <text:p>0.588</text:p>
          </table:table-cell>
          <table:table-cell table:formula="of:=1-[.C7]"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-85.9125" calcext:value-type="float">
            <text:p>-85.9125</text:p>
          </table:table-cell>
          <table:table-cell table:formula="of:=[.A8]+100" office:value-type="float" office:value="14.0875" calcext:value-type="float">
            <text:p>14.0875</text:p>
          </table:table-cell>
          <table:table-cell office:value-type="float" office:value="0.629" calcext:value-type="float">
            <text:p>0.629</text:p>
          </table:table-cell>
          <table:table-cell table:formula="of:=1-[.C8]"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-84.654" calcext:value-type="float">
            <text:p>-84.654</text:p>
          </table:table-cell>
          <table:table-cell table:formula="of:=[.A9]+100" office:value-type="float" office:value="15.346" calcext:value-type="float">
            <text:p>15.346</text:p>
          </table:table-cell>
          <table:table-cell office:value-type="float" office:value="0.72" calcext:value-type="float">
            <text:p>0.72</text:p>
          </table:table-cell>
          <table:table-cell table:formula="of:=1-[.C9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84.49" calcext:value-type="float">
            <text:p>-84.49</text:p>
          </table:table-cell>
          <table:table-cell table:formula="of:=[.A10]+100" office:value-type="float" office:value="15.51" calcext:value-type="float">
            <text:p>15.51</text:p>
          </table:table-cell>
          <table:table-cell office:value-type="float" office:value="0.788" calcext:value-type="float">
            <text:p>0.788</text:p>
          </table:table-cell>
          <table:table-cell table:formula="of:=1-[.C10]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-83.142" calcext:value-type="float">
            <text:p>-83.142</text:p>
          </table:table-cell>
          <table:table-cell table:formula="of:=[.A11]+100" office:value-type="float" office:value="16.858" calcext:value-type="float">
            <text:p>16.858</text:p>
          </table:table-cell>
          <table:table-cell office:value-type="float" office:value="0.913" calcext:value-type="float">
            <text:p>0.913</text:p>
          </table:table-cell>
          <table:table-cell table:formula="of:=1-[.C11]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-80.513" calcext:value-type="float">
            <text:p>-80.513</text:p>
          </table:table-cell>
          <table:table-cell table:formula="of:=[.A12]+100" office:value-type="float" office:value="19.487" calcext:value-type="float">
            <text:p>19.487</text:p>
          </table:table-cell>
          <table:table-cell office:value-type="float" office:value="0.914" calcext:value-type="float">
            <text:p>0.914</text:p>
          </table:table-cell>
          <table:table-cell table:formula="of:=1-[.C12]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-78.914" calcext:value-type="float">
            <text:p>-78.914</text:p>
          </table:table-cell>
          <table:table-cell table:formula="of:=[.A13]+100" office:value-type="float" office:value="21.086" calcext:value-type="float">
            <text:p>21.086</text:p>
          </table:table-cell>
          <table:table-cell office:value-type="float" office:value="0.953" calcext:value-type="float">
            <text:p>0.953</text:p>
          </table:table-cell>
          <table:table-cell table:formula="of:=1-[.C13]" office:value-type="float" office:value="0.0469999999999999" calcext:value-type="float">
            <text:p>0.047</text:p>
          </table:table-cell>
        </table:table-row>
        <table:table-row table:style-name="ro1">
          <table:table-cell office:value-type="float" office:value="-73.504" calcext:value-type="float">
            <text:p>-73.504</text:p>
          </table:table-cell>
          <table:table-cell table:formula="of:=[.A14]+100" office:value-type="float" office:value="26.496" calcext:value-type="float">
            <text:p>26.496</text:p>
          </table:table-cell>
          <table:table-cell office:value-type="float" office:value="1" calcext:value-type="float">
            <text:p>1</text:p>
          </table:table-cell>
          <table:table-cell table:formula="of:=1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2.696" calcext:value-type="float">
            <text:p>-72.696</text:p>
          </table:table-cell>
          <table:table-cell table:formula="of:=[.A15]+100" office:value-type="float" office:value="27.304" calcext:value-type="float">
            <text:p>27.304</text:p>
          </table:table-cell>
          <table:table-cell office:value-type="float" office:value="1" calcext:value-type="float">
            <text:p>1</text:p>
          </table:table-cell>
          <table:table-cell table:formula="of:=1-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8.819" calcext:value-type="float">
            <text:p>-68.819</text:p>
          </table:table-cell>
          <table:table-cell table:formula="of:=[.A16]+100" office:value-type="float" office:value="31.181" calcext:value-type="float">
            <text:p>31.181</text:p>
          </table:table-cell>
          <table:table-cell office:value-type="float" office:value="1" calcext:value-type="float">
            <text:p>1</text:p>
          </table:table-cell>
          <table:table-cell table:formula="of:=1-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1.03131" calcext:value-type="float">
            <text:p>-61.03131</text:p>
          </table:table-cell>
          <table:table-cell table:formula="of:=[.A17]+100" office:value-type="float" office:value="38.96869" calcext:value-type="float">
            <text:p>38.96869</text:p>
          </table:table-cell>
          <table:table-cell office:value-type="float" office:value="0.99" calcext:value-type="float">
            <text:p>0.99</text:p>
          </table:table-cell>
          <table:table-cell table:formula="of:=1-[.C17]"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0" table:target-range-address="Sheet1.A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1:24:27.847620840</meta:creation-date>
    <dc:date>2020-10-27T12:42:57.610960394</dc:date>
    <meta:editing-duration>PT37M20S</meta:editing-duration>
    <meta:editing-cycles>7</meta:editing-cycles>
    <meta:generator>LibreOffice/6.4.1.2$Linux_X86_64 LibreOffice_project/4d224e95b98b138af42a64d84056446d09082932</meta:generator>
    <meta:document-statistic meta:table-count="1" meta:cell-count="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121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B2:Sheet1.B23 Sheet1.D2:Sheet1.D23" svg:x="0.32cm" svg:y="0.18cm" svg:width="11.238cm" svg:height="8.64cm">
          <chartooo:coordinate-region svg:x="1.047cm" svg:y="0.38cm" svg:width="10.32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3" chart:class="chart:scatter">
            <chart:domain table:cell-range-address="Sheet1.B2:Sheet1.B23"/>
            <chart:regression-curve chart:style-name="ch8">
              <chart:equation chart:display-equation="true" chart:display-r-square="true" svg:x="3.645cm" svg:y="1.313cm" chart:style-name="ch9"/>
            </chart:regression-curve>
            <chart:data-point chart:repeated="6"/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2:Sheet1.B23</svg:desc>
                </draw:g>
              </table:table-cell>
              <table:table-cell office:value-type="float" office:value="0.993">
                <text:p>0.993</text:p>
                <draw:g>
                  <svg:desc>Sheet1.D2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542">
                <text:p>11.054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71">
                <text:p>11.671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">
                <text:p>12.01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2">
                <text:p>12.42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8">
                <text:p>12.88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875">
                <text:p>14.087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46">
                <text:p>15.34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1">
                <text:p>15.5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58">
                <text:p>16.85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87">
                <text:p>19.48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086">
                <text:p>21.086</text:p>
              </table:table-cell>
              <table:table-cell office:value-type="float" office:value="0.0469999999999999">
                <text:p>0.046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496">
                <text:p>26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04">
                <text:p>27.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81">
                <text:p>31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96869">
                <text:p>38.968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d224e95b98b138af42a64d84056446d0908293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